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Bold" svg:font-family="'Lato Bold'" style:font-adornments="Regular"/>
    <style:font-face style:name="Noto Sans Devanagari1" svg:font-family="'Noto Sans Devanagari'" style:font-family-generic="swiss"/>
    <style:font-face style:name="Gotham Bold" svg:font-family="'Gotham Bold'" style:font-pitch="variable"/>
    <style:font-face style:name="Gotham Light" svg:font-family="'Gotham Light'" style:font-adornments="Regular" style:font-pitch="variable"/>
    <style:font-face style:name="Lato" svg:font-family="Lato" style:font-adornments="Hairline"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style:font-size-asian="11pt" style:font-size-complex="11pt"/>
    </style:style>
    <style:style style:name="P2"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paragraph-rsid="004663ee" style:font-size-asian="11pt" style:font-size-complex="11pt"/>
    </style:style>
    <style:style style:name="P3"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fo:font-weight="bold" officeooo:rsid="004663ee" officeooo:paragraph-rsid="004663ee" style:font-size-asian="11pt" style:font-weight-asian="bold" style:font-size-complex="11pt" style:font-weight-complex="bold"/>
    </style:style>
    <style:style style:name="P4"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48e0b7" officeooo:paragraph-rsid="0048e0b7" style:font-size-asian="18pt" style:font-size-complex="18pt"/>
    </style:style>
    <style:style style:name="P5"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4663ee" officeooo:paragraph-rsid="004663ee" style:font-size-asian="18pt" style:font-size-complex="18pt"/>
    </style:style>
    <style:style style:name="P6"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4db28e" officeooo:paragraph-rsid="004db28e" style:font-size-asian="18pt" style:font-size-complex="18pt"/>
    </style:style>
    <style:style style:name="P7" style:family="paragraph" style:parent-style-name="Text_20_body">
      <style:paragraph-properties fo:margin-left="0cm" fo:margin-right="0cm" fo:margin-top="0.101cm" fo:margin-bottom="0.3cm" loext:contextual-spacing="false" fo:line-height="100%" fo:text-align="center" style:justify-single-word="false" fo:orphans="2" fo:widows="2" fo:text-indent="0cm" style:auto-text-indent="false" fo:padding="0cm" fo:border="none"/>
      <style:text-properties fo:color="#ffffff" style:font-name="Lato" fo:font-size="18pt" officeooo:paragraph-rsid="004663ee" style:font-size-asian="18pt" style:font-size-complex="18pt"/>
    </style:style>
    <style:style style:name="P8"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4663ee" style:font-size-asian="18pt" style:font-size-complex="18pt"/>
    </style:style>
    <style:style style:name="P9"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48e0b7" style:font-size-asian="18pt" style:font-size-complex="18pt"/>
    </style:style>
    <style:style style:name="P10"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4db28e" style:font-size-asian="18pt" style:font-size-complex="18pt"/>
    </style:style>
    <style:style style:name="P11" style:family="paragraph" style:parent-style-name="Heading_20_1">
      <style:paragraph-properties fo:margin-left="0cm" fo:margin-right="0cm" fo:margin-top="0.101cm" fo:margin-bottom="0.3cm" loext:contextual-spacing="false" fo:line-height="100%" fo:text-align="center" style:justify-single-word="false" fo:orphans="2" fo:widows="2" fo:text-indent="0cm" style:auto-text-indent="false" fo:padding="0cm" fo:border="none"/>
      <style:text-properties fo:text-transform="uppercase" fo:color="#ffffff" style:font-name="Lato" fo:font-size="18pt" officeooo:rsid="004663ee" officeooo:paragraph-rsid="004663ee" style:font-size-asian="18pt" style:font-size-complex="18pt"/>
    </style:style>
    <style:style style:name="P12" style:family="paragraph" style:parent-style-name="Contents_20_2">
      <style:paragraph-properties>
        <style:tab-stops>
          <style:tab-stop style:position="17.503cm" style:type="right" style:leader-style="dotted" style:leader-text="."/>
        </style:tab-stops>
      </style:paragraph-properties>
    </style:style>
    <style:style style:name="P13" style:family="paragraph" style:parent-style-name="Contents_20_1">
      <style:paragraph-properties>
        <style:tab-stops>
          <style:tab-stop style:position="18.002cm" style:type="right" style:leader-style="dotted" style:leader-text="."/>
        </style:tab-stops>
      </style:paragraph-properties>
    </style:style>
    <style:style style:name="P14" style:family="paragraph" style:parent-style-name="Footnote">
      <style:text-properties officeooo:rsid="006c5f25" officeooo:paragraph-rsid="006c5f25"/>
    </style:style>
    <style:style style:name="P15"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4db28e" officeooo:paragraph-rsid="007c6915" style:font-size-asian="18pt" style:font-size-complex="18pt"/>
    </style:style>
    <style:style style:name="P16" style:family="paragraph" style:parent-style-name="Heading_20_2">
      <style:text-properties officeooo:paragraph-rsid="00786a60"/>
    </style:style>
    <style:style style:name="P17" style:family="paragraph" style:parent-style-name="Heading_20_2">
      <style:text-properties officeooo:rsid="007c6915" officeooo:paragraph-rsid="007c6915"/>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text-properties style:font-name="Gotham Bold"/>
    </style:style>
    <style:style style:name="P21" style:family="paragraph" style:parent-style-name="Text_20_body">
      <style:text-properties style:font-name="Gotham Bold" fo:font-weight="normal" style:font-weight-asian="normal" style:font-weight-complex="normal"/>
    </style:style>
    <style:style style:name="P22" style:family="paragraph" style:parent-style-name="Text_20_body">
      <style:text-properties officeooo:paragraph-rsid="007c6915"/>
    </style:style>
    <style:style style:name="P23" style:family="paragraph" style:parent-style-name="Text_20_body">
      <style:text-properties officeooo:rsid="007ce659" officeooo:paragraph-rsid="007ce659"/>
    </style:style>
    <style:style style:name="P24" style:family="paragraph" style:parent-style-name="Text_20_body">
      <style:text-properties style:font-name="Gotham Light" fo:font-size="11pt" officeooo:rsid="007dfa18" officeooo:paragraph-rsid="007dfa18" style:font-size-asian="11pt" style:font-size-complex="11pt"/>
    </style:style>
    <style:style style:name="P25" style:family="paragraph" style:parent-style-name="Text_20_body">
      <style:paragraph-properties fo:margin-top="0.101cm" fo:margin-bottom="0.101cm" loext:contextual-spacing="false" fo:line-height="100%" fo:text-align="start" style:justify-single-word="false" fo:orphans="2" fo:widows="2" fo:break-before="page" fo:padding="0cm" fo:border="none"/>
      <style:text-properties style:font-name="Gotham Light" fo:font-size="11pt" officeooo:rsid="00695ede" officeooo:paragraph-rsid="00695ede" style:font-size-asian="11pt" style:font-size-complex="11pt"/>
    </style:style>
    <style:style style:name="P26" style:family="paragraph" style:parent-style-name="Text_20_body">
      <style:paragraph-properties fo:margin-left="0cm" fo:margin-right="0cm" fo:margin-top="0.101cm" fo:margin-bottom="0.101cm" loext:contextual-spacing="false" fo:line-height="150%" fo:text-align="justify" style:justify-single-word="false" fo:orphans="2" fo:widows="2" fo:text-indent="0cm" style:auto-text-indent="false" fo:padding="0cm" fo:border="none"/>
      <style:text-properties style:font-name="Gotham Light" fo:font-size="11pt" officeooo:rsid="00494923" officeooo:paragraph-rsid="00494923" style:font-size-asian="11pt" style:font-size-complex="11pt"/>
    </style:style>
    <style:style style:name="P27" style:family="paragraph" style:parent-style-name="Text_20_body">
      <style:paragraph-properties fo:margin-left="0cm" fo:margin-right="0cm" fo:margin-top="0.101cm" fo:margin-bottom="0.101cm" loext:contextual-spacing="false" fo:line-height="150%" fo:text-align="justify" style:justify-single-word="false" fo:orphans="2" fo:widows="2" fo:text-indent="0cm" style:auto-text-indent="false" fo:padding="0cm" fo:border="none"/>
      <style:text-properties style:font-name="Gotham Light" fo:font-size="11pt" officeooo:rsid="004a9300" officeooo:paragraph-rsid="004a9300" style:font-size-asian="11pt" style:font-size-complex="11pt"/>
    </style:style>
    <style:style style:name="P28" style:family="paragraph" style:parent-style-name="Text_20_body">
      <style:paragraph-properties fo:margin-left="0cm" fo:margin-right="0cm" fo:margin-top="0.101cm" fo:margin-bottom="0.101cm" loext:contextual-spacing="false" fo:line-height="150%" fo:text-align="justify" style:justify-single-word="false" fo:orphans="2" fo:widows="2" fo:text-indent="0cm" style:auto-text-indent="false" fo:padding="0cm" fo:border="none"/>
      <style:text-properties style:font-name="Gotham Light" fo:font-size="11pt" officeooo:rsid="004c5b2b" officeooo:paragraph-rsid="004c5b2b" style:font-size-asian="11pt" style:font-size-complex="11pt"/>
    </style:style>
    <style:style style:name="P29" style:family="paragraph" style:parent-style-name="Text_20_body">
      <style:paragraph-properties fo:margin-left="0cm" fo:margin-right="0cm" fo:margin-top="0.101cm" fo:margin-bottom="0.101cm" loext:contextual-spacing="false" fo:line-height="150%" fo:text-align="justify" style:justify-single-word="false" fo:orphans="2" fo:widows="2" fo:text-indent="0cm" style:auto-text-indent="false" fo:padding="0cm" fo:border="none"/>
      <style:text-properties style:font-name="Gotham Light" fo:font-size="11pt" officeooo:rsid="004c5b2b" officeooo:paragraph-rsid="004db28e" style:font-size-asian="11pt" style:font-size-complex="11pt"/>
    </style:style>
    <style:style style:name="P30"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4c5b2b" officeooo:paragraph-rsid="004db28e" style:font-size-asian="11pt" style:font-size-complex="11pt"/>
    </style:style>
    <style:style style:name="P31" style:family="paragraph" style:parent-style-name="Text_20_body">
      <style:paragraph-properties fo:margin-left="0cm" fo:margin-right="0cm" fo:margin-top="0.101cm" fo:margin-bottom="0.101cm" loext:contextual-spacing="false" fo:line-height="150%" fo:text-align="justify" style:justify-single-word="false" fo:orphans="2" fo:widows="2" fo:text-indent="0cm" style:auto-text-indent="false" fo:padding="0cm" fo:border="none"/>
      <style:text-properties style:font-name="Gotham Light" fo:font-size="11pt" officeooo:rsid="004db28e" officeooo:paragraph-rsid="004db28e" style:font-size-asian="11pt" style:font-size-complex="11pt"/>
    </style:style>
    <style:style style:name="P32" style:family="paragraph" style:parent-style-name="Text_20_body" style:master-page-name="">
      <loext:graphic-properties draw:fill="solid" draw:fill-color="#d6e2fd"/>
      <style:paragraph-properties fo:margin-left="0cm" fo:margin-right="0cm" fo:margin-top="0.101cm" fo:margin-bottom="0.101cm" loext:contextual-spacing="false" fo:line-height="100%" fo:text-align="start" style:justify-single-word="false" fo:orphans="2" fo:widows="2" fo:text-indent="0cm" style:auto-text-indent="false" style:page-number="auto" fo:background-color="#d6e2fd" fo:padding="0.499cm" fo:border="none">
        <style:tab-stops/>
      </style:paragraph-properties>
      <style:text-properties fo:color="#2a7ae2" style:font-name="Gotham Bold" fo:font-size="11pt" officeooo:rsid="004c5b2b" officeooo:paragraph-rsid="004c5b2b" style:font-size-asian="11pt" style:font-size-complex="11pt"/>
    </style:style>
    <style:style style:name="P33" style:family="paragraph" style:parent-style-name="Text_20_body">
      <loext:graphic-properties draw:fill="solid" draw:fill-color="#d6e2fd"/>
      <style:paragraph-properties fo:margin-left="0cm" fo:margin-right="0cm" fo:margin-top="0.101cm" fo:margin-bottom="0.101cm" loext:contextual-spacing="false" fo:line-height="115%" fo:text-align="justify" style:justify-single-word="false" fo:orphans="2" fo:widows="2" fo:text-indent="0cm" style:auto-text-indent="false" fo:background-color="#d6e2fd" fo:padding="0.499cm" fo:border="none">
        <style:tab-stops/>
      </style:paragraph-properties>
      <style:text-properties style:font-name="Gotham Light" fo:font-size="10pt" officeooo:rsid="004c5b2b" officeooo:paragraph-rsid="004c5b2b" style:font-size-asian="10pt" style:font-size-complex="10pt"/>
    </style:style>
    <style:style style:name="P34"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7c6915" style:font-size-asian="18pt" style:font-size-complex="18pt"/>
    </style:style>
    <style:style style:name="P35" style:family="paragraph">
      <loext:graphic-properties draw:fill="solid" draw:fill-color="#f25987"/>
      <style:paragraph-properties fo:text-align="start"/>
      <style:text-properties fo:font-size="18pt"/>
    </style:style>
    <style:style style:name="P36" style:family="paragraph">
      <loext:graphic-properties draw:fill="solid" draw:fill-color="#80ba43"/>
      <style:paragraph-properties fo:text-align="start"/>
      <style:text-properties fo:font-size="18pt"/>
    </style:style>
    <style:style style:name="P37" style:family="paragraph">
      <loext:graphic-properties draw:fill="solid" draw:fill-color="#ebf8e8"/>
      <style:paragraph-properties fo:text-align="start"/>
      <style:text-properties fo:font-size="18pt"/>
    </style:style>
    <style:style style:name="T1" style:family="text">
      <style:text-properties officeooo:rsid="004a9300"/>
    </style:style>
    <style:style style:name="T2" style:family="text">
      <style:text-properties officeooo:rsid="004bad8d"/>
    </style:style>
    <style:style style:name="T3" style:family="text">
      <style:text-properties officeooo:rsid="004db28e"/>
    </style:style>
    <style:style style:name="T4" style:family="text">
      <style:text-properties officeooo:rsid="00532653"/>
    </style:style>
    <style:style style:name="T5" style:family="text">
      <style:text-properties officeooo:rsid="00567ef2"/>
    </style:style>
    <style:style style:name="T6" style:family="text">
      <style:text-properties officeooo:rsid="00597ada"/>
    </style:style>
    <style:style style:name="T7" style:family="text">
      <style:text-properties officeooo:rsid="005b2839"/>
    </style:style>
    <style:style style:name="T8" style:family="text">
      <style:text-properties officeooo:rsid="005be98e"/>
    </style:style>
    <style:style style:name="T9" style:family="text">
      <style:text-properties officeooo:rsid="005c3639"/>
    </style:style>
    <style:style style:name="T10" style:family="text">
      <style:text-properties officeooo:rsid="00606847"/>
    </style:style>
    <style:style style:name="T11" style:family="text">
      <style:text-properties officeooo:rsid="00679070"/>
    </style:style>
    <style:style style:name="T12" style:family="text">
      <style:text-properties officeooo:rsid="00695ede"/>
    </style:style>
    <style:style style:name="T13" style:family="text">
      <style:text-properties officeooo:rsid="0069fe89"/>
    </style:style>
    <style:style style:name="T14" style:family="text">
      <style:text-properties officeooo:rsid="006aa577"/>
    </style:style>
    <style:style style:name="T15" style:family="text">
      <style:text-properties officeooo:rsid="006c5f25"/>
    </style:style>
    <style:style style:name="T16" style:family="text">
      <style:text-properties officeooo:rsid="007018dc"/>
    </style:style>
    <style:style style:name="T17" style:family="text">
      <style:text-properties style:font-name="Gotham Light" fo:font-size="11pt" officeooo:rsid="00572d25" style:font-size-asian="11pt" style:font-size-complex="11pt"/>
    </style:style>
    <style:style style:name="T18" style:family="text">
      <style:text-properties style:font-name="Gotham Light" fo:font-size="11pt" officeooo:rsid="00588c32" style:font-size-asian="11pt" style:font-size-complex="11pt"/>
    </style:style>
    <style:style style:name="T19" style:family="text">
      <style:text-properties style:font-name="Gotham Bold"/>
    </style:style>
    <style:style style:name="T20" style:family="text">
      <style:text-properties style:font-name="Gotham Bold" fo:font-size="11pt" officeooo:rsid="00572d25" style:font-size-asian="11pt" style:font-size-complex="11pt"/>
    </style:style>
    <style:style style:name="T21" style:family="text">
      <style:text-properties style:font-name="Gotham Bold" officeooo:rsid="005c3639"/>
    </style:style>
    <style:style style:name="T22" style:family="text">
      <style:text-properties style:font-name="Gotham Light" fo:font-size="8pt" style:font-size-asian="8pt" style:font-size-complex="8pt"/>
    </style:style>
    <style:style style:name="T23" style:family="text">
      <style:text-properties officeooo:rsid="007c6915"/>
    </style:style>
    <style:style style:name="T24" style:family="text">
      <style:text-properties officeooo:rsid="007ce65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f25987"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draw:fill="solid" draw:fill-color="#80ba43" draw:textarea-vertical-align="top" draw:auto-grow-height="false" fo:min-height="2.678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draw:fill="solid" draw:fill-color="#ebf8e8" draw:textarea-vertical-align="top" draw:auto-grow-height="false" fo:min-height="4.277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draw:fill="solid" draw:fill-color="#ebf8e8" draw:textarea-vertical-align="top" draw:auto-grow-height="false" fo:min-height="4.027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draw:custom-shape text:anchor-type="paragraph" draw:z-index="0" draw:name="Shape1" draw:style-name="gr1" draw:text-style-name="P3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474_1249050526"/>Qu’est-ce que l’autisme ?<text:bookmark-end text:name="__RefHeading___Toc474_1249050526"/></text:h>
      <text:p text:style-name="P7"/>
      <text:p text:style-name="P1"/>
      <text:p text:style-name="P1"/>
      <text:p text:style-name="P3">COMPRENDRE<text:line-break/>L’AUTISME</text:p>
      <text:h text:style-name="P5" text:outline-level="1"><draw:custom-shape text:anchor-type="paragraph" draw:z-index="1" draw:name="Shape1" draw:style-name="gr2" draw:text-style-name="P36"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476_1249050526"/>Table Des Matières<text:bookmark-end text:name="__RefHeading___Toc476_1249050526"/></text:h>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_Toc474_1249050526" text:style-name="Index_20_Link" text:visited-style-name="Index_20_Link">Qu’est-ce que l’autisme ?<text:tab/>1</text:a></text:p>
          <text:p text:style-name="P13"><text:a xlink:type="simple" xlink:href="#__RefHeading___Toc476_1249050526" text:style-name="Index_20_Link" text:visited-style-name="Index_20_Link">Table Des Matières<text:tab/>2</text:a></text:p>
          <text:p text:style-name="P13"><text:a xlink:type="simple" xlink:href="#__RefHeading___Toc503_1249050526" text:style-name="Index_20_Link" text:visited-style-name="Index_20_Link">Préface<text:tab/>3</text:a></text:p>
          <text:p text:style-name="P13"><text:a xlink:type="simple" xlink:href="#__RefHeading___Toc505_1249050526" text:style-name="Index_20_Link" text:visited-style-name="Index_20_Link">Introduction<text:tab/>4</text:a></text:p>
          <text:p text:style-name="P12"><text:a xlink:type="simple" xlink:href="#__RefHeading___Toc478_1249050526" text:style-name="Index_20_Link" text:visited-style-name="Index_20_Link">1. Éliminer les imprévus<text:tab/>4</text:a></text:p>
          <text:p text:style-name="P12"><text:a xlink:type="simple" xlink:href="#__RefHeading___Toc480_1249050526" text:style-name="Index_20_Link" text:visited-style-name="Index_20_Link">2. Utiliser une communication claire et concise<text:tab/>5</text:a></text:p>
          <text:p text:style-name="P12"><text:a xlink:type="simple" xlink:href="#__RefHeading___Toc482_1249050526" text:style-name="Index_20_Link" text:visited-style-name="Index_20_Link">3. Ne pas accorder trop d’importance au langage non verbal<text:tab/>5</text:a></text:p>
          <text:p text:style-name="P12"><text:a xlink:type="simple" xlink:href="#__RefHeading___Toc484_1249050526" text:style-name="Index_20_Link" text:visited-style-name="Index_20_Link">4. Faire attention à l’environnement sensoriel<text:tab/>5</text:a></text:p>
          <text:p text:style-name="P13"><text:a xlink:type="simple" xlink:href="#__RefHeading___Toc486_1249050526" text:style-name="Index_20_Link" text:visited-style-name="Index_20_Link">Accueillir les personnes autistes en entreprise<text:tab/>6</text:a></text:p>
          <text:p text:style-name="P12"><text:a xlink:type="simple" xlink:href="#__RefHeading___Toc488_1249050526" text:style-name="Index_20_Link" text:visited-style-name="Index_20_Link">Entretien d'embauche<text:tab/>6</text:a></text:p>
          <text:p text:style-name="P12"><text:a xlink:type="simple" xlink:href="#__RefHeading___Toc490_1249050526" text:style-name="Index_20_Link" text:visited-style-name="Index_20_Link">Compréhension et communication<text:tab/>7</text:a></text:p>
          <text:p text:style-name="P12"><text:a xlink:type="simple" xlink:href="#__RefHeading___Toc492_1249050526" text:style-name="Index_20_Link" text:visited-style-name="Index_20_Link">Environnement de travail<text:tab/>7</text:a></text:p>
          <text:p text:style-name="P12"><text:a xlink:type="simple" xlink:href="#__RefHeading___Toc494_1249050526" text:style-name="Index_20_Link" text:visited-style-name="Index_20_Link">Management<text:tab/>7</text:a></text:p>
          <text:p text:style-name="P12"><text:a xlink:type="simple" xlink:href="#__RefHeading___Toc496_1249050526" text:style-name="Index_20_Link" text:visited-style-name="Index_20_Link">Socialisation<text:tab/>7</text:a></text:p>
          <text:p text:style-name="P12"><text:a xlink:type="simple" xlink:href="#__RefHeading___Toc498_1249050526" text:style-name="Index_20_Link" text:visited-style-name="Index_20_Link">Restez attentifs<text:tab/>7</text:a></text:p>
          <text:p text:style-name="P12"><text:a xlink:type="simple" xlink:href="#__RefHeading___Toc500_1249050526" text:style-name="Index_20_Link" text:visited-style-name="Index_20_Link">Soyez le plus inclusif possible<text:tab/>7</text:a></text:p>
        </text:index-body>
      </text:table-of-content>
      <text:p text:style-name="P2"/>
      <text:h text:style-name="P4" text:outline-level="1"><draw:custom-shape text:anchor-type="paragraph" draw:z-index="2" draw:name="Shape1" draw:style-name="gr2" draw:text-style-name="P36"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503_1249050526"/>Préface<text:bookmark-end text:name="__RefHeading___Toc503_1249050526"/></text:h>
      <text:p text:style-name="P9"/>
      <text:p text:style-name="P2"/>
      <text:p text:style-name="P1"/>
      <text:p text:style-name="P1"/>
      <text:h text:style-name="P4" text:outline-level="1"><draw:custom-shape text:anchor-type="paragraph" draw:z-index="3" draw:name="Shape1" draw:style-name="gr2" draw:text-style-name="P36"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505_1249050526"/>Introduction<text:bookmark-end text:name="__RefHeading___Toc505_1249050526"/></text:h>
      <text:p text:style-name="P9"/>
      <text:h text:style-name="Heading_20_2" text:outline-level="2">Bienvenue dans notre <text:span text:style-name="T1">guide de formation à l’autisme !</text:span></text:h>
      <text:p text:style-name="P26"/>
      <text:p text:style-name="P27">La plupart d’entre nous a <text:span text:style-name="T2">déjà </text:span>entendu <text:span text:style-name="T2">les mots « autisme » ou « autiste » à un moment donné ou à un autre, et peut avoir une image en tête de ce que c’est. Cela peut être une célébrité, un ami ou un membre de la famille, quelqu’un qui travaille avec vous ou encore un personnage d’un film ou d’une série TV.</text:span></text:p>
      <text:p text:style-name="P27"/>
      <text:p text:style-name="Text_20_body">Bien que l’autisme soit largement connu, il reste encore trop peu compris. Il n’y a pas de personne autiste « type ». Il n’y a pas deux personnes autistes qui ont exactement les mêmes difficultés et quit traitent leur environnement de la même façon. L’autisme est un handicap invisible qui impacte à différents degrés des personnes de tout âge, origine ethnique, genre, nationalité ou orientation sexuelle.</text:p>
      <text:p text:style-name="P28"><text:s/></text:p>
      <text:p text:style-name="P28">Ce guide de formation clarifie la définition de l’autisme comme une différence du développement, et explique comment cela peut compliquer la vie des personnes concernées pour accéder aux services de la vie quotidienne mais également ce que vous pouvez faire pour faciliter la vie des personnes concernées.</text:p>
      <text:p text:style-name="P28"/>
      <text:p text:style-name="P29">Nous espérons <text:s/>que ce guide <text:span text:style-name="T3">vous permettra d’acquérir de nouvelles façons de penser sur l’autisme et vous permettra d’aborder la question d’une façon nouvelle avec vos partenaires. </text:span></text:p>
      <text:p text:style-name="P31">Nous espérons également que vous nous rejoindrez dans notre mission de faire de la France un pays accessible et inclusif pour tous.</text:p>
      <text:p text:style-name="P30"/>
      <text:p text:style-name="P32">Note <text:span text:style-name="T16">à propos du langage que nous utilisons</text:span> : </text:p>
      <text:p text:style-name="P33">Beaucoup de personnes autistes préfère<text:span text:style-name="T3">nt</text:span> utiliser <text:span text:style-name="T3">le langage « identité en premier » (identity first) lorsqu’elles parlent d’elles-mêmes. C’est-à-dire qu’elle se réfèrent à elles-mêmes en disant « Je suis autiste » plutôt que d’utiliser « je suis une personne avec autisme ». Elles voient leur autisme comme quelque chose faisant entièrement parite de leur identité plutôt que comme un handicap. Il est important de comprendre cela et d’utilise le même vocabularie lorsque vous interagissez avec des personnes autistes.</text:span></text:p>
      <text:p text:style-name="P1"/>
      <text:p text:style-name="P1"/>
      <text:p text:style-name="P1"/>
      <text:h text:style-name="P6" text:outline-level="1"><draw:custom-shape text:anchor-type="paragraph" draw:z-index="4" draw:name="Shape1" draw:style-name="gr2" draw:text-style-name="P36"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est-ce que l’autisme ?</text:h>
      <text:p text:style-name="P10"><draw:custom-shape text:anchor-type="paragraph" draw:z-index="5" draw:name="Shape1" draw:style-name="gr3" draw:text-style-name="P37" svg:width="21.012cm" svg:height="4.276cm" svg:x="-1.499cm" svg:y="0.76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Pré-requis</text:h>
      <text:p text:style-name="Text_20_body">L’autisme est un handicap neurodéveloppemental <text:span text:style-name="T4">qui apparaît sous différentes selon les personnes diagnostiquées. Il y a de nombreuses personnes qui n’ont pas de diagnostic formel car le handicap n’a que peu d’impacts dans leur vie. L’autisme peut néanmoins poser de grandes difficultés pour réaliser les tâches du quotidien et pour interagir avec les autres.</text:span></text:p>
      <text:p text:style-name="Text_20_body"/>
      <text:p text:style-name="Text_20_body">Il y a certaines <text:span text:style-name="T5">activités qui sont plus stressantes et qui génèrent plus d’anxiété que d’autres pour les personnes autistes, et se rendre dans un lieu public est l’une des activités les plus difficiles.</text:span></text:p>
      <text:p text:style-name="Text_20_body">Le spectre autistique est large, avec des persones affectées de différentes façons et à différents degrés. Il n’y a pas deux personnes qui ont les mêmes difficultés. Cependant, les difficultés rencontrées par les personnes autistes peuvent souvent être classées dans 4 catégoriés : </text:p>
      <text:list xml:id="list2608127172" text:style-name="L1">
        <text:list-item>
          <text:p text:style-name="P18">Communication sociale</text:p>
        </text:list-item>
        <text:list-item>
          <text:p text:style-name="P18">Interactions sociales</text:p>
        </text:list-item>
        <text:list-item>
          <text:p text:style-name="P18">Imagination sociale</text:p>
        </text:list-item>
        <text:list-item>
          <text:p text:style-name="P18">Traitement sensoriel</text:p>
        </text:list-item>
      </text:list>
      <text:h text:style-name="P16" text:outline-level="2">Quelles sont les bases ?</text:h>
      <text:p text:style-name="Text_20_body"><text:span text:style-name="T17">Au-delà de la définition de l’autisme, il est important de commencer par poser quelques éléments de base sur ce handicap. Lorsque nous parlons d’ehandicap, nous pensons souvent à certaines catégories comme le </text:span><text:span text:style-name="T20">handicap physique</text:span><text:span text:style-name="T17"> (ex : la paralysie), ou </text:span><text:span text:style-name="T20">sensoriel</text:span><text:span text:style-name="T17"> (ex : aveugle). La plupart des gens pensent que l’autisme est un handicap mental car l</text:span><text:span text:style-name="T18">es personnes autistes ressemblent à n’importe qui d’autre.</text:span></text:p>
      <text:p text:style-name="Text_20_body">En réalité, l’autisme est un <text:span text:style-name="T19">handicap</text:span> <text:span text:style-name="T19">neurodéveloppemental</text:span>, ce qui <text:span text:style-name="T6">signifie que le cerveau de ces personnes est cablé différemment. Cela devient de plus en plus évident avec le temps, généralement autour de deux ou trois ans. D’autres exemples de handicaps neurodéveloppementaux sont la dyslexie, la dyspraxie ou encore le TDAH.</text:span></text:p>
      <text:p text:style-name="Text_20_body"/>
      <text:p text:style-name="Text_20_body">L’autisme <text:span text:style-name="T7">peut se diagnostiquer lorsque l’enfant se développe. Les personnes autistes présentent souvent un retard de développement dans l’acquisition du langage, des difficultés de coordinations des mouvements ou des difficultés pour interagir avec leurs pairs.</text:span></text:p>
      <text:p text:style-name="Text_20_body">Pour diagnostiquer l’autisme, la personne est observée par une équipe pluridisciplinaire qui utilise des outils cliniques comme l’ADOS.</text:p>
      <text:p text:style-name="Text_20_body">Bien que le handicap peut être diagnostiqué dans certains cas aux alentours de 18 mois, d’autres personnes ne sont diagnostiquées que bien plus tard : pendant l’adolescence ou à l’âge adulte. Cela n’est pas rare, <text:span text:style-name="T8">notamment parce que d’autres diagnostics ont pu être </text:span><text:soft-page-break/><text:span text:style-name="T8">envisagés entre temps, parce que la personne est passée entre les mailles du filet ou parce que lorsqu’elle était enfant, l’autisme n’était pas aussi bien compris qu’aujourd’hui.</text:span></text:p>
      <text:p text:style-name="Text_20_body"/>
      <text:p text:style-name="Text_20_body">L’autisme est <text:span text:style-name="T9">un handicap invisible. Il n’y a pas deux personnes autistes qui se ressemblent et ont exactement les mêmes difficultés. La raison est que </text:span><text:span text:style-name="T21">l’autisme est un spectre, qui affecte les personnes de différentes façons et à différents degrés, à différents moments</text:span><text:span text:style-name="T9">. Certaines personnes autistes peuvent être indépendantes et vous ne pouvez pas remarquer leur handicap tandis que d’autres peuvent avoir besoin d’un soutien très soutenu tout au long de leur vie.</text:span></text:p>
      <text:p text:style-name="Text_20_body"/>
      <text:list xml:id="list2017888246" text:style-name="L2">
        <text:list-item>
          <text:p text:style-name="P19">L’autisme n’est pas un handicap rare. En France, la prévalence de l’autisme dans la population est estimée à 1% tandis que certaines études réalisées dans les autres pays Européens montrent qu’une personne sur 65 (1.55%) pourrait être concernée<text:note text:id="ftn0" text:note-class="footnote"><text:note-citation/><text:note-body><text:p text:style-name="P14"><text:span text:style-name="T22">NCSE Policy Advice – Supporting Students with Autism Spectrum Disorder in Schools: A guide for parents/guardians and students (2016). Available at: </text:span><text:a xlink:type="simple" xlink:href="http://ncse.ie/wp-content/uploads/2016/07/3_NCSE-Supporting-Students-with-ASD-Guide.pdf" text:style-name="Internet_20_link" text:visited-style-name="Visited_20_Internet_20_Link"><text:span text:style-name="T22">http://ncse.ie/wp-content/uploads/2016/07/3_NCSE-Supporting-Students-with-ASD-Guide.pdf</text:span></text:a></text:p></text:note-body></text:note>.</text:p>
        </text:list-item>
        <text:list-item>
          <text:p text:style-name="P19">Réfléchissez quelques instants : nous connaissons tous plus de 100 ou 65 persones. Statistiquement, cela signifie que nous connaissons ou nous avons tous rencontré une personne autiste dans notre vie ; <text:span text:style-name="T10">même si nous ne savons pas forcémment la nommer.</text:span></text:p>
          <text:p text:style-name="P19">Cela illustre le besoin de mieux comprendre ce handicap afin de prévenir l’exclusion et la mise à l’écart de cette population.</text:p>
        </text:list-item>
      </text:list>
      <text:p text:style-name="Text_20_body"/>
      <text:p text:style-name="P21">Bien que toutes les personnes autistes ont un handicap qui s’exprime différemment, elles partagent un certain nombre de défi dans leur communication, la socialisation ou dans le traitement sensoriel.</text:p>
      <text:p text:style-name="Text_20_body">Une dernière note importante est qu’un large pourcentage de personnes autistes ont également d’autres handicaps comme une déficience intellectuelle, de l’épilepsie ou d’autres handicaps neurodéveloppementaux. </text:p>
      <text:h text:style-name="Heading_20_2" text:outline-level="2">Mythes et idées fausses</text:h>
      <text:p text:style-name="Text_20_body">Bien qu’il soit important de comprendre <text:span text:style-name="T13">ce qu’est </text:span>l’autisme, il est également vital de comprendre ce qu’<text:span text:style-name="T13">il</text:span> n’est pas et quelles sont les idées fausses que nous pouvons entendre à <text:span text:style-name="T13">ce sujet</text:span>.</text:p>
      <text:p text:style-name="Text_20_body">Lorsque nous ne comprenons pas entièrement quelque chose ou que nous devons faire face à un sujet complexe, les rumeurs, les mythes et la désinformation remplissent souvent le débat public. Cela peut avoir des effets dramatiques et les conséquences peuvent être dangeureuses. Cela peut aboutir à avoir des stéréotypes sur ces personnes, à les exclure, les isoler ou à voir apparaître des « thérapies » et des « interventions » dangeureuses qui ne reposent sur aucune base scientifique.</text:p>
      <text:p text:style-name="Text_20_body">Nous pouvons lire dans la presse par exemple <text:span text:style-name="T11">des articles sur les causes présumées de l’autisme ou à propos de nouveaux traitement qui permettraient de « guérir ».</text:span></text:p>
      <text:p text:style-name="Text_20_body"/>
      <text:p text:style-name="Text_20_body"><text:span text:style-name="T19">À l’heure actuelle, personne ne connait les causes de l’autisme.</text:span> Nous savons que l<text:span text:style-name="T12">a génétique joue un rôle et qu’il y a des familles avec plus d’un membre sur le spectre, mais </text:span><text:soft-page-break/><text:span text:style-name="T12">nous ne savons pas encore pourquoi certaines personnes naissent autistes et d’autres non. Il y a de nombreuses théories et de travaux de recherche en cours sur le sujet ce qui fait que nous ne pouvons donner de réponse définitive.</text:span></text:p>
      <text:p text:style-name="Text_20_body"/>
      <text:p text:style-name="Text_20_body">De la même manière, <text:span text:style-name="T14">il n’existe pas de traitement médical qui permette de « guérir » de l’autisme ou de « thérapies qui permettent de s’en débarasser ». L’idée que les vaccins contribue au handicap a été largement discréditée par les chimistes, les psychiateres et un nombre important d’études indépendantes.</text:span></text:p>
      <text:p text:style-name="P20">Avec les bonnes aides, les personnes autistes peuvent apprendre à gérer les <text:span text:style-name="T15">particularités et les difficultés liées à leur handicap.</text:span></text:p>
      <text:p text:style-name="Text_20_body"/>
      <text:p text:style-name="Text_20_body"/>
      <text:p text:style-name="Text_20_body"/>
      <text:h text:style-name="P15" text:outline-level="1"><draw:custom-shape text:anchor-type="paragraph" draw:z-index="6" draw:name="Shape1" draw:style-name="gr2" draw:text-style-name="P36"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3">Vivre en étant autiste</text:span></text:h>
      <text:p text:style-name="P34"><draw:custom-shape text:anchor-type="paragraph" draw:z-index="7" draw:name="Shape1" draw:style-name="gr4" draw:text-style-name="P37" svg:width="21.012cm" svg:height="4.276cm" svg:x="-1.499cm" svg:y="0.76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7" text:outline-level="2">Nous essayons d’aider les gens à se rendre compte de ce que vivent les personnes autistes, en essayant qu’ils puissent se mettre à leur place.</text:h>
      <text:p text:style-name="P23">Exemple</text:p>
      <text:p text:style-name="P24">Imaginez ce que serait pour vous </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Bold" svg:font-family="'Lato Bold'" style:font-adornments="Regular"/>
    <style:font-face style:name="Noto Sans Devanagari1" svg:font-family="'Noto Sans Devanagari'" style:font-family-generic="swiss"/>
    <style:font-face style:name="Gotham Bold" svg:font-family="'Gotham Bold'" style:font-pitch="variable"/>
    <style:font-face style:name="Gotham Light" svg:font-family="'Gotham Light'" style:font-adornments="Regular" style:font-pitch="variable"/>
    <style:font-face style:name="Lato" svg:font-family="Lato" style:font-adornments="Hairline"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101cm" fo:margin-bottom="0.101cm" loext:contextual-spacing="false" fo:line-height="150%" fo:text-align="justify" style:justify-single-word="false" fo:orphans="2" fo:widows="2" fo:text-indent="0cm" style:auto-text-indent="false" fo:padding="0cm" fo:border="none"/>
      <style:text-properties style:font-name="Gotham Light" fo:font-family="'Gotham Light'" style:font-style-name="Regular" style:font-pitch="variable" fo:font-size="11pt" officeooo:rsid="004c5b2b" style:font-size-asian="11pt" style:font-size-complex="11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Tahoma" style:font-family-asian="Tahoma"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5cm" fo:margin-bottom="0.25cm" loext:contextual-spacing="false" fo:text-indent="0cm" style:auto-text-indent="false"/>
      <style:text-properties fo:font-variant="small-caps" fo:color="#4e97b2" style:font-name="Gotham Bold" fo:font-family="'Gotham Bold'" style:font-pitch="variable" fo:font-size="13pt" fo:font-weight="normal" style:font-size-asian="13pt" style:font-weight-asian="normal" style:font-size-complex="13pt" style:font-weight-complex="normal"/>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Tahoma" style:font-family-asian="Tahoma"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8.002cm" style:type="right" style:leader-style="dotted" style:leader-text="."/>
        </style:tab-stops>
      </style:paragraph-properties>
      <style:text-properties style:font-name="Lato Bold" fo:font-family="'Lato Bold'" style:font-style-name="Regular" fo:font-size="13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style:font-name="Lato Bold" fo:font-family="'Lato Bold'" style:font-style-name="Regular"/>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23:29:18.355381358</meta:creation-date>
    <dc:date>2019-05-09T22:28:00.135105787</dc:date>
    <meta:editing-duration>PT8H17M24S</meta:editing-duration>
    <meta:editing-cycles>75</meta:editing-cycles>
    <meta:generator>LibreOffice/6.2.3.2$Linux_X86_64 LibreOffice_project/20$Build-2</meta:generator>
    <meta:document-statistic meta:table-count="0" meta:image-count="0" meta:object-count="0" meta:page-count="9" meta:paragraph-count="63" meta:word-count="1366" meta:character-count="8696" meta:non-whitespace-character-count="7391"/>
  </office:meta>
</office:document-meta>
</file>